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Sycalene – This area recedes southwest from the High Plains, descending towards the sea. Saving for the coastal cities and the occasional oasis, Sycalene is a savage desert. Dusty, rocky, and ridden with treacherous cliffs, traveling in the inner desert is one of the more dangerous land-journeys on Dreyüs. The geological makeup of the desert disallows any kind of water retention and is particularly susceptible to erosion. Every year after the squall season massive runoffs from the High Plains create volatile temporary waterways that cause massive change in the landscape each year. This creates one of the significant hazards of desert travel due to no map remaining accurate for more than a few years at most.</text:p>
      <text:p text:style-name="P1"><text:tab/>There are many other travel hazards here as well: haboobs, thundering storms of rain and sand, seasonal rivers, dunes of quicksand, not to mention deadly wildlife and a dearth of water or flora. Attempting to travel during the squall season is considered a legendary, and suicidal, task. Even air travel over Sycalene is exceptionally hazardous due to the off-season storms, enough so that the Grand Fleet's path across Sycalene is charted anew each year as to prevent the destruction of the fleet. On the land, dangerous dog-sized burrowing scorpions infest the dunes, as well as venomous sand-snakes, all waiting to strike any careless invaders. A special variety of Vorkine are noted for nesting in the rocky cliffs above dry chasms. These vultures have adapted their instinctive nest-building behavior in response to the unstable, but advantageous environment. Despite having developed the ability to build stable nests to contain their eggs, these birds also use their original nest-building techniques to create unique death-nests, weighed down with debris rather than eggs in order to cause collapses that can kill creatures in the ravine below. Careless travelers have been known to fall victim to this unique predatory behavior. </text:p>
      <text:p text:style-name="P1"><text:tab/>Within the desert there do exist the rare oasis, and even more rarely there exists a few semi-permanent settlements. These places utilize either temporary structures that can be dissembled and moved as needed, or reinforced structures that can endure the hellish requirements of the squall season, though these would still generally be uninhabitable during that time. While vital way-points for those who would travel the desert, even those who would dwell here must flee back to the coastal settlements and their defensive storm-walls in order to survive the squalls. The desert-traveling peoples are resourceful, knowledgeable, and extremely cautious.</text:p>
      <text:p text:style-name="P1"><text:tab/>The cities of the coast represent the most populous settlements of the region, despite being small compared to most Emiratus cities, or even the ports along the Shores of Sand. Nonetheless, the demand for some rare goods found only in the deep desert supports a small economy robust enough to elevate the most wealthy entities to afford their own meager sky-fleets. The merchants rule here, and in fact the very survival of the settlements rely on their diligence, as they alone provide the funds to help repair the storm-walls each year. </text:p>
      <text:p text:style-name="P1"><text:tab/>The storm-walls are the most essential part of Sycalenean infrastructure. They are remarkable reinforced earthworks that perform a two-fold environmental defense by preventing the squall winds from devastating the settlements each year, as well as protecting them from the post-squall floods as the seasonal rivers drain into the sea. While massive, the walls also make clever use of geometry and fluid mechanics to in order to help control the flow of the wind and water, thus further reducing damage. Despite the efficacy of the project, the storms and rivers take their toll each year, and great expense must be made to maintain and repair these structures. Indeed the cost of upkeep of storm-walls makes them also represent a two-part metric whereby one might measure both environmental and economical patterns when compared to annual records. </text:p>
      <text:p text:style-name="P1"><text:tab/></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45M44S</meta:editing-duration>
    <meta:editing-cycles>4</meta:editing-cycles>
    <meta:generator>OpenOffice/4.1.15$Win32 OpenOffice.org_project/4115m2$Build-9813</meta:generator>
    <dc:date>2024-05-09T00:21:31.67</dc:date>
    <meta:document-statistic meta:table-count="0" meta:image-count="0" meta:object-count="0" meta:page-count="1" meta:paragraph-count="6" meta:word-count="633" meta:character-count="4000"/>
    <meta:user-defined meta:name="Info 1"/>
    <meta:user-defined meta:name="Info 2"/>
    <meta:user-defined meta:name="Info 3"/>
    <meta:user-defined meta:name="Info 4"/>
  </office:meta>
</office:document-meta>
</file>